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008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8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80f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8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8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80ff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80ff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LISTE RESTAURANTS </text:span></text:p>
      <text:p text:style-name="P1"><text:span text:style-name="T2"/></text:p>
      <text:p text:style-name="P2"><text:span text:style-name="T3">I) RESTAURANTS SECTEUR 'LE VIEUX MANS'</text:span></text:p>
      <text:p text:style-name="P3"><text:span text:style-name="T4">La Plancha Gourmande</text:span><text:span text:style-name="T5"/></text:p>
      <text:p text:style-name="P3"><text:span text:style-name="T5">Itinéraire</text:span></text:p>
      <text:p text:style-name="P3"><text:span text:style-name="T5">4,7</text:span></text:p>
      <text:p text:style-name="P3"><text:span text:style-name="T5">28 avis Google</text:span></text:p>
      <text:p text:style-name="P3"><text:span text:style-name="T5">Restaurant</text:span></text:p>
      <text:p text:style-name="P3"><text:span text:style-name="T5">Adresse : 93 Grande Rue, 72000 Le Mans</text:span></text:p>
      <text:p text:style-name="P3"><text:span text:style-name="T5">Téléphone : 02 43 80 74 67</text:span></text:p>
      <text:p text:style-name="P3"><text:span text:style-name="T5"/></text:p>
      <text:p text:style-name="P3"><text:span text:style-name="T6">Le Nez Rouge</text:span></text:p>
      <text:p text:style-name="P3"><text:span text:style-name="T7">Adresse : 107 Grande Rue, 72000 Le Mans</text:span></text:p>
      <text:p text:style-name="P3"><text:span text:style-name="T8">T</text:span><text:span text:style-name="T9">éléphone : 02 43 24 27 26</text:span></text:p>
      <text:p text:style-name="P3"><text:span text:style-name="T9"/></text:p>
      <text:p text:style-name="P3"><text:span text:style-name="T10">La Vieille Porte</text:span></text:p>
      <text:p text:style-name="P3"><text:span text:style-name="T11">Adresse : 12 Rue de la Vieille Porte, 72100 Le Mans</text:span></text:p>
      <text:p text:style-name="P3"><text:span text:style-name="T12">T</text:span><text:span text:style-name="T13">éléphone : 02 43 24 03 76</text:span></text:p>
      <text:p text:style-name="P3"><text:span text:style-name="T13"/></text:p>
      <text:p text:style-name="P3"><text:span text:style-name="T14">Le Grenier à Sel</text:span></text:p>
      <text:p text:style-name="P3"><text:span text:style-name="T15">Adresse : 26 Place de l'Éperon, 72000 Le Mans</text:span></text:p>
      <text:p text:style-name="P3"><text:span text:style-name="T16"/></text:p>
      <text:p text:style-name="P3"><text:span text:style-name="T16">II) RESTAURANTS GASTRONOMIQUES</text:span></text:p>
      <text:p text:style-name="P3"><text:span text:style-name="T17"/></text:p>
      <text:p text:style-name="P3"><text:span text:style-name="T18">Le Parvis Saint Hilaire</text:span></text:p>
      <text:p text:style-name="P3"><text:span text:style-name="T19">Adresse : 7 Place Saint-Hilaire, 72000 Le Mans</text:span></text:p>
      <text:p text:style-name="P3"><text:span text:style-name="T20">T</text:span><text:span text:style-name="T21">éléphone : 02 43 28 92 55</text:span></text:p>
      <text:p text:style-name="P3"><text:span text:style-name="T21"/></text:p>
      <text:p text:style-name="P3"><text:span text:style-name="T22">La Fontaine des Saveurs</text:span><text:span text:style-name="T23"/></text:p>
      <text:p text:style-name="P3"><text:span text:style-name="T23">Adresse : 43 Rue d'Arcole, 72000 Le Mans</text:span></text:p>
      <text:p text:style-name="P3"><text:span text:style-name="T23">Téléphone : 02 43 24 55 91</text:span></text:p>
      <text:p text:style-name="P3"><text:span text:style-name="T23"/></text:p>
      <text:p text:style-name="P3"><text:span text:style-name="T24">Restaurant Auberge de Bagatelle</text:span></text:p>
      <text:p text:style-name="P3"><text:span text:style-name="T25">Adresse : 489 Avenue Bollée, 72000 Le Mans</text:span></text:p>
      <text:p text:style-name="P3"><text:span text:style-name="T25">Téléphone : 02 43 85 25 73</text:span></text:p>
      <text:p text:style-name="P3"><text:span text:style-name="T25"/></text:p>
      <text:p text:style-name="P3"><text:span text:style-name="T26">Le Tablier de Jaurès</text:span><text:span text:style-name="T27"/></text:p>
      <text:p text:style-name="P3"><text:span text:style-name="T27">Guide MICHELIN 2017</text:span></text:p>
      <text:p text:style-name="P3"><text:span text:style-name="T27">138 Avenue Jean Jaures72100 Le Mans</text:span></text:p>
      <text:p text:style-name="P3"><text:span text:style-name="T27"/></text:p>
      <text:p text:style-name="P3"><text:span text:style-name="T28">III) RESTAURANTS LE MANS</text:span></text:p>
      <text:p text:style-name="P3"><text:span text:style-name="T28"/></text:p>
      <text:p text:style-name="P3"><text:span text:style-name="T29">Le Bellifontain</text:span><text:span text:style-name="T30"/></text:p>
      <text:p text:style-name="P3"><text:span text:style-name="T30">Adresse : 110 Avenue du Général Leclerc, 72000 Le Mans</text:span></text:p>
      <text:p text:style-name="P3"><text:span text:style-name="T30"/></text:p>
      <text:p text:style-name="P3"><text:span text:style-name="T31">Le Lisboa</text:span></text:p>
      <text:p text:style-name="P3"><text:span text:style-name="T32">Adresse : 80 Avenue Bollée, 72000 Le Mans</text:span></text:p>
      <text:p text:style-name="P3"><text:span text:style-name="T33">T</text:span><text:span text:style-name="T34">éléphone : 09 81 42 98 92</text:span></text:p>
      <text:p text:style-name="P3"><text:span text:style-name="T34"/></text:p>
      <text:p text:style-name="P3"><text:span text:style-name="T35">L'un des Sens - Bar à vins</text:span><text:span text:style-name="T36"/></text:p>
      <text:p text:style-name="P3"><text:span text:style-name="T36">Adresse : 9 Rue du Dr Leroy, 72100 Le Mans</text:span></text:p>
      <text:p text:style-name="P3"><text:span text:style-name="T37">T</text:span><text:span text:style-name="T38">éléphone : 02 43 80 94 81</text:span></text:p>
      <text:p text:style-name="P3"><text:span text:style-name="T38"/></text:p>
      <text:p text:style-name="P3"><text:span text:style-name="T39">Le Bistrot Des Gourmets</text:span><text:span text:style-name="T40"/></text:p>
      <text:p text:style-name="P3"><text:span text:style-name="T40">Adresse : 6 Rue Barbier, 72000 Le Mans</text:span></text:p>
      <text:p text:style-name="P3"><text:span text:style-name="T41">T</text:span><text:span text:style-name="T42">éléphone : 02 43 43 06 86</text:span></text:p>
      <text:p text:style-name="P3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